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68f2f" officeooo:paragraph-rsid="00068f2f"/>
    </style:style>
    <style:style style:name="P2" style:family="paragraph" style:parent-style-name="Standard">
      <style:paragraph-properties fo:text-align="justify" style:justify-single-word="false"/>
      <style:text-properties officeooo:rsid="00068f2f" officeooo:paragraph-rsid="00068f2f"/>
    </style:style>
    <style:style style:name="P3" style:family="paragraph" style:parent-style-name="Standard">
      <style:paragraph-properties fo:text-align="justify" style:justify-single-word="false"/>
      <style:text-properties officeooo:rsid="00068f2f" officeooo:paragraph-rsid="00080161"/>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68f2f" officeooo:paragraph-rsid="00068f2f"/>
    </style:style>
    <style:style style:name="T1" style:family="text">
      <style:text-properties officeooo:rsid="0006ffd2"/>
    </style:style>
    <style:style style:name="T2" style:family="text">
      <style:text-properties officeooo:rsid="00080161"/>
    </style:style>
    <style:style style:name="T3" style:family="text">
      <style:text-properties officeooo:rsid="00088dfc"/>
    </style:style>
    <style:style style:name="T4" style:family="text">
      <style:text-properties officeooo:rsid="000a09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thlétisme, selon Antoine Dailliet(et son pote Internet).</text:p>
      <text:p text:style-name="P1"/>
      <text:p text:style-name="P2"><text:tab/>L’athlétisme est un sport qui comporte un ensemble de disciplines regroupées en courses, sauts, lancers, épreuves combinées et marche. L'origine du mot athlétisme vient du grec athlos, signifiant combat. Il s’agit de l’art de dépasser la performance des adversaires en vitesse ou en endurance, en distance ou en hauteur. Le nombre d'épreuves, individuelles ou par équipes, a varié avec le temps et les mentalités. L'athlétisme est l'un des rares sports universellement pratiqués, que ce soit dans le monde amateur ou au cours de nombreuses compétitions de tous niveaux. La simplicité et le peu de moyens nécessaires à sa pratique expliquent en partie ce succès. Les premières traces de concours athlétiques remontent aux civilisations antiques. La discipline s'est développée au cours des siècles, des premières épreuves à sa codification.</text:p>
      <text:p text:style-name="P2"/>
      <text:p text:style-name="P2"><text:tab/>Le calendrier est dominé par quatre types d'épreuves : les meetings, les rencontres inter-clubs, les championnats nationaux et les grands rendez-vous internationaux. Les Jeux olympiques sont l'épreuve internationale la plus prestigieuse. Ils se tiennent tous les quatre ans depuis 1896 et l'athlétisme en est la discipline-phare. Depuis 1982, l'association internationale des fédérations d'athlétisme (IAAF), organisme chargé de la réglementation de la discipline, a assoupli ses règles pour mettre fin à l'amateurisme. Les premiers championnats du monde d'athlétisme ont été organisés en 1983, ils ont lieu tous les deux ans depuis 1991.</text:p>
      <text:p text:style-name="P2"/>
      <text:p text:style-name="P2"><text:tab/>C'est <text:span text:style-name="T4">ensuite</text:span> en<text:span text:style-name="T4">tre</text:span> 2011 et 2012 qu'Antoine Dailliet est allé à des championnats de France, afin de décrocher une médaille de bronze avec le RCA (Racing Club d'Arras) ainsi que diverses médailles de bronze, d'argent et d'or dans des championnats régionaux. Le 50m étant son épreuve favorite, on le retrouvait souvent dans d'autres épreuves telles que le triple saut, ou encore parfois le lancer de <text:span text:style-name="T1">poids.</text:span></text:p>
      <text:p text:style-name="P2"/>
      <text:p text:style-name="P3">Source<text:span text:style-name="T3">s</text:span> :</text:p>
      <text:p text:style-name="P3"><text:tab/>- wikipédia (un site très fiable)</text:p>
      <text:p text:style-name="P3"><text:tab/>- <text:span text:style-name="T2">ma vie (ouais elle était pas si v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dailliet</meta:initial-creator>
    <meta:creation-date>2015-05-20T15:52:33.508555438</meta:creation-date>
    <dc:date>2015-05-27T14:55:50.110231910</dc:date>
    <dc:creator>antoine dailliet</dc:creator>
    <meta:editing-duration>PT27M59S</meta:editing-duration>
    <meta:editing-cycles>6</meta:editing-cycles>
    <meta:generator>LibreOffice/4.1.6.2$Linux_X86_64 LibreOffice_project/410$Build-2</meta:generator>
    <meta:document-statistic meta:table-count="0" meta:image-count="0" meta:object-count="0" meta:page-count="1" meta:paragraph-count="7" meta:word-count="309" meta:character-count="2026" meta:non-whitespace-character-count="1719"/>
  </office:meta>
</office:document-meta>
</file>